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Zacho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, to page 7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Baron Maurice De Hirsch; Ellen Phillip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7">For Sabbath <text:span text:style-name="T2">Zachor</text:span><text:span text:style-name="T3">/</text:span></text:p>
      <text:p text:style-name="P7"><text:span text:style-name="T3"/></text:p>
      <text:p text:style-name="P6"><text:span text:style-name="T3">[Page 1]</text:span></text:p>
      <text:p text:style-name="P6"><text:span text:style-name="T3">My interest in the organization which has its/ central seat in the French capital and can look for active sympathy branches thereof/ wherever a Jewish community of any size exists; my attachment </text:span><text:span text:style-name="T4">to it</text:span><text:span text:style-name="T5">--I say to the U. S. A. has/ not lessened, because Philadelphia institutions among/ our people principally occupy my thoughts. <text:s/>I am/ fully alive to the good which the </text:span><text:span text:style-name="T4">Universal Israelitish</text:span><text:span text:style-name="T5">/ Alliance has accomplished, during the thirty five years of/ its existence. <text:s/>Truly incalculable is the benefit/ that Judaism has derived from it, should we view it/ simply as a champion of our rights. <text:s/>For, frequent have/ been the instances in which its offices were </text:span><text:span text:style-name="T4">appealed</text:span><text:span text:style-name="T5"> invoked/ </text:span><text:span text:style-name="T4">to</text:span><text:span text:style-name="T5"> in defence[sic!] of the oppressed of our race. <text:s/>And if its/ efforts did not always meet with the success/ wished for, </text:span><text:span text:style-name="T4">it</text:span><text:span text:style-name="T5"> the alliance has always entered a solemn protest against/ persecution. <text:s/>By its monthly, semiannual and annual/ reports, it has kept the civilized world acquainted/ with the condition of the dispersed of Judah in/ inauspicious regions and created thereby a sentiment of ab-/-horrence for human injustice. <text:s/>Its merits, however,/ are manifold, for it has encouraged literature by/ subsidising[sic!] valuable works on Jewish science; it has/ </text:span><text:soft-page-break/><text:span text:style-name="T5">besides fostered love for agricultural and mechanical trades;/</text:span></text:p>
      <text:p text:style-name="P6"><text:span text:style-name="T5"/></text:p>
      <text:p text:style-name="P6"><text:span text:style-name="T5">[Page 2]</text:span></text:p>
      <text:p text:style-name="P6"><text:span text:style-name="T5">it has converted schools, where our </text:span><text:span text:style-name="T4">boys</text:span><text:span text:style-name="T5"> lads gained/ only a smattering of Hebrew, into schools where/ the sacred language is taught methodically and/ the vernacular of the various countries in which the/ lot of our fellow believers has been cast, is by no means/ </text:span><text:span text:style-name="T4">neglected</text:span><text:span text:style-name="T5"> set aside as profane learning. <text:s/>Girls who in Asiatic/ and African lands, even in some parts of Europe, grew/ in ignorance of secular knowledge and they scarcely could/ ply the needle are trained to become domestically/ and socially useful. <text:s/>A marked feature in the inter-/-national exposition at Chicago, was an exhibit/ of numerous specimens of articles manufactured/ in the workshops and schools of the Alliance. <text:s/>Israel-/-ites who visited the never to be forgotten cluster of/ wonderful buildings in the white city, must have felt/ gratified in witnessing the beneficent influence which/ the Alliance has exercised over the minds of distant/ sons and daughters of our race. <text:s/>But the expenditure/ attending a varied and </text:span><text:span text:style-name="T4">far reaching</text:span><text:span text:style-name="T5"> most comprehensive undertaking is/ continually increasing, and were it not that the/ exhaustless generosity of the prince of philanthropists--/ Baron Maurice De Hirsch--and the munificence of S./ H. Goldschmidt, President of the Alliance yearly come/ to its aid, the organization might run the risk of falling into decline./</text:span></text:p>
      <text:p text:style-name="P6"><text:span text:style-name="T5"/></text:p>
      <text:p text:style-name="P6"><text:span text:style-name="T5">[Page 3]</text:span></text:p>
      <text:p text:style-name="P6"><text:span text:style-name="T5">Fortunately, the legacy fund to which our venerated sister in/ faith--the sainted Ellen Phillips--liberally contributed, is/ not diminishing and that stands as a safeguard against/ future contingencies. <text:s/>But the vast </text:span><text:span text:style-name="T4">flow amount</text:span><text:span text:style-name="T5"> flow of subscriptions/ </text:span><text:span text:style-name="T4">flowing</text:span><text:span text:style-name="T5"> from near and far has considerably ebbed away and the Alliance rightly/ recognizes the cause as regards to ourselves. <text:s/>It realizes that the unprece-/-dented influx of a Jewish population in America during the last decade, notably/ from Russia, necessitates a proportionate increase of/ local institutions of different kinds, involving a large/ outlay. <text:s/>So true it is that by reason of that circum-/-stance, I have suspended in late years, my usual/ appeal at this pleasurable season </text:span><text:span text:style-name="T4">of our year</text:span><text:span text:style-name="T5"> in behalf of the com-/-prehensive organization, whose utility I do deeply ap-/-preciate. <text:s/>The demands on our brotherly </text:span><text:span text:style-name="T4">consideration</text:span><text:span text:style-name="T5"> exertions/ for the sake of men, women and children who belong/ to our religion, exceed now </text:span><text:span text:style-name="T4">by far</text:span><text:span text:style-name="T5"> beyond comparison the calls formerly/ made upon our personal and financial endeavours. <text:s/>The/ Hebrew Education Society, whose Jubilee will soon draw nigh,/ </text:span><text:span text:style-name="T4">has</text:span><text:span text:style-name="T5"> was obliged greatly to widen</text:span><text:span text:style-name="T4">ed</text:span><text:span text:style-name="T5"> the sphere of its </text:span><text:span text:style-name="T4">labors</text:span><text:span text:style-name="T5"> operations. <text:s/>The various/ institutions emanating from it and connected therewith,/ ought to be strengthened and firmly established against any untoward event. <text:s/>The Young Women's Union/ with its shelter, the evening schools, the Hebrew Sunday/</text:span></text:p>
      <text:p text:style-name="P6"><text:span text:style-name="T5"/></text:p>
      <text:p text:style-name="P6"><text:span text:style-name="T5">[Page 4]</text:span></text:p>
      <text:p text:style-name="P6"><text:span text:style-name="T5">schools, the maternity association, the Wafarers[sic!]/ Lodge, the society which enables </text:span><text:span text:style-name="T4">young and old</text:span><text:span text:style-name="T5"> infants and sick among/ the needy to enjoy fresh and invigorating air at the/ sea side; indeed all institutions of recent date which/ the kind heartedness of our coreligionists in Phila-/-delphia has </text:span><text:span text:style-name="T4">set up</text:span><text:span text:style-name="T5"> multiplied in aid of foreign Israelites, ought/ to command the joint </text:span><text:span text:style-name="T4">efforts</text:span><text:span text:style-name="T5"> exertions of the benevolent who/ worship the One God. <text:s/>Now brethren, not with a reprehensibly narrow/ spirit, not with malice aforethought do I deprecate/ a disposition to divert the </text:span><text:span text:style-name="T4">thoughts</text:span><text:span text:style-name="T5"> minds of Philadelphia/ Jews from </text:span><text:span text:style-name="T4">from</text:span><text:span text:style-name="T5"> <text:s/>legitimate channels of charity into others/ which I do not </text:span><text:span text:style-name="T4">consider so</text:span><text:span text:style-name="T5"> deem legitimate. <text:s/>My heart does yearn/ with compassion towards all who are poor, towards all/ </text:span><text:span text:style-name="T4">whose</text:span><text:span text:style-name="T5"> children who require counsel and guidance that they may/ avoid a moral downfall, and, personally I incline to/ contribute to every object lending to ameliorate the/ condition of the lowly of any sect and denomination and improve the physical and moral/ status of all my fellow creatures. <text:s/>But I feel that/ as a member of the Jewish community and a servant/ thereof, I cannot recommend to extend the sphere/ of our beneficence illimitably. <text:s/></text:span><text:span text:style-name="T4">and</text:span><text:span text:style-name="T5"> I feel that much less ought/ I to urge my congregation to cooperate in projects/ the </text:span><text:soft-page-break/><text:span text:style-name="T5">carrying out of which may conflict with existing/ organizations./</text:span></text:p>
      <text:p text:style-name="P6"><text:span text:style-name="T5"/></text:p>
      <text:p text:style-name="P6"><text:span text:style-name="T5">[Page 5]</text:span></text:p>
      <text:p text:style-name="P6"><text:span text:style-name="T5">Our public benefactions must necessarily be re-/stricted, in order to be effectual. <text:s/>The liberalism which/ tries to </text:span><text:span text:style-name="T4">lock</text:span><text:span text:style-name="T5"> fasten the whole world in its embrace, will/ meet with a failure. <text:s/>Rightly have the Rabbis taught/ [Hebrew] <text:s/>You may keep </text:span><text:span text:style-name="T4">a little</text:span><text:span text:style-name="T5"> something within/ your grasp, but you will never keep what exceeds/ its holding capacity. <text:s/>Novel among the designs/ which minds, teeming with schemes, have concocted, </text:span><text:span text:style-name="T4">is</text:span><text:span text:style-name="T5"> is/ that of supplying for a </text:span><text:span text:style-name="T4">lif</text:span><text:span text:style-name="T5"> trifle Jews and Christians/ indiscriminately with a dinner. </text:span><text:span text:style-name="T4">presently</text:span><text:span text:style-name="T5"> I decidedly </text:span><text:span text:style-name="T4">I</text:span><text:span text:style-name="T5"> object</text:span><text:span text:style-name="T4">ion which</text:span><text:span text:style-name="T5"> to it and/ </text:span><text:span text:style-name="T4">I</text:span><text:span text:style-name="T5"> am free to submit the reasons to my hearers. <text:s/>Our gentile/ neighbors, so </text:span><text:span text:style-name="T4">destitute</text:span><text:span text:style-name="T5"> situated as to require that kind of/ semi-assistance, can obtain it without difficulty in/ many localities. <text:s/>They may well dispense with </text:span><text:span text:style-name="T4">ours</text:span><text:span text:style-name="T5"> that which we proffer./ <text:s/>Our own people, in Philadelphia at least, whether it/ be from a sense of pride, which I commend, or because/ they doubt the genuineness of the food offered, do not but exceptionally--I am reliably informed--/ </text:span><text:span text:style-name="T4">in general but exceptionally</text:span><text:span text:style-name="T5"> avail themselves of that </text:span><text:span text:style-name="T4">quasi</text:span><text:span text:style-name="T5"> pseudo charity./ <text:s/>And surely if a spark of consistency is still burning within/ their breasts, they will shun a spot, which, on the plan/ of doing good, insults Judaism by the desecration of the/ Sabbath, </text:span><text:span text:style-name="T4">asking and trafficking</text:span><text:span text:style-name="T5"> in open defiance of Mosaic/ and traditional laws. <text:s/>Even if actual cooking &amp; trafficking be avoided, as some allege, I brand the undertaking as a profanation </text:span><text:span text:style-name="T4">and</text:span><text:span text:style-name="T5"> I am, moreover, opposed to add to the the[sic!] [?]-/-[?] system so greatly in vogue in our midst./</text:span></text:p>
      <text:p text:style-name="P6"><text:span text:style-name="T5"/></text:p>
      <text:p text:style-name="P6"><text:span text:style-name="T5">[Page 6]</text:span></text:p>
      <text:p text:style-name="P6"><text:span text:style-name="T5">Some irresponsible individual, knowing perhaps my dis-/-position to help; aware that my brethren who hail/ from Russia trust me, did not scruple to prevaricate/ </text:span><text:span text:style-name="T4">and state</text:span><text:span text:style-name="T5"> &amp; spread the report </text:span><text:span text:style-name="T4">in our Jewish Weekly</text:span><text:span text:style-name="T5">, that I declared it permissible to do whatever/ the trustees of the model soup kitchen consider right/ in response to their surpassing liberalism. <text:s/>It was a libel. <text:s/>Not I but others </text:span><text:span text:style-name="T4">sanctioned</text:span><text:span text:style-name="T5"> gave their approval to the outrage. <text:s/>And I regret that the Philadelphia Jewish organ, instead of protesting against it, allowed the offense to be per/-petrated and tacitly, at least, to commend it. <text:s/>I do not/ set myself up as a mentor, but I cannot help say-/-ing that men bearing the title of Rabbi, which they/ please to append to their names, have </text:span><text:span text:style-name="T4">sanctioned</text:span><text:span text:style-name="T5"> sanctioned/ by their conduct many irregularities which formerly/ would have received a universal rebuke. <text:s/>By way of example: The syna-/-gogue has made a league with the Church, so that/ trinitarians are asked to address the adorers of the/ Unity, while Hebrew ministers delight in being </text:span><text:span text:style-name="T4">report-</text:span><text:span text:style-name="T5"> quoted/ </text:span><text:span text:style-name="T4">-ed</text:span><text:span text:style-name="T5"> as having preached where the man of Nazareth/ is proclaimed god. <text:s/>Such are the fruits of teaching/ which has planted the seeds of indifference, now/ visibly cropping out, to the sad disappointment/ of those who love the ancestral belief. <text:s/>It was/ in the evening of Passover, when </text:span><text:span text:style-name="T4">a</text:span><text:span text:style-name="T5"> the gathering of/ Hebrew-families round the domestic board ought to/ be persuasively urged from the pulpit, that a Rabbi/ </text:span></text:p>
      <text:p text:style-name="P6"><text:span text:style-name="T5"/></text:p>
      <text:p text:style-name="P6"><text:span text:style-name="T5">[Page 7]</text:span></text:p>
      <text:p text:style-name="P6"><text:span text:style-name="T5">in the west, instead of encouraging that time-honored/ practice, invited his Congregation to come and listen/ to the outcry of Christian clergymen, who expa-/-tiated on the greatness of Jews who gave the world/ statesmen, philosophers, artists and financiers./ <text:s/>How delightful our pride!/ <text:s/>It was more recently that a Hebrew lad, anxious/ to learn the holy tongue, was asked by a Rabbi/ to attend a Baptist Church, where a class would/ be formed to initiate Christians in the language of/ the Bible. <text:s/>How very consistent! <text:s/>My voice cannot/ reach far, but to brethren who suffer me still to/ raise it here, I say: Your primary obligation is to/ those who are the coheirs of Abraham's faith. <text:s/>Their in-/-terest, religious, scholastic and social ought to secure/ your active sympathy. <text:s/></text:span><text:span text:style-name="T4">in preference to that of others,</text:span><text:span text:style-name="T5"> <text:s/>It must have precedence to the sympathies shown others. <text:s/>Above/ all, you should withhold your cooperation from insti-/-tutions, which under the guise of liberality, publicly deride/ your belief. <text:s/>Men whose claim to the appellation of Jews/ has scarcely anything to support it, will call you exclusive,/ narrow minded, </text:span><text:soft-page-break/><text:span text:style-name="T5">proscriptive. <text:s/>Heed not the charge, knowing/ whence it comes. <text:s/>Let your demeanour palpably demonstrate </text:span><text:span text:style-name="T4">them</text:span><text:span text:style-name="T5"> that/ you are not such because you cling to your brethren and prefer/ the ordinances of old to new-fangled doctrines. <text:s/>At this/ season commemorative of God's salvation to the faithful,/</text:span></text:p>
      <text:p text:style-name="P6"><text:span text:style-name="T5"/></text:p>
      <text:p text:style-name="P6"><text:span text:style-name="T5">[Page 8]</text:span></text:p>
      <text:p text:style-name="P6"><text:span text:style-name="T5">come brethren, and/ renew your oath of allegiance to the Torah and Mitzvo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10T14:11:33.39</meta:creation-date>
    <dc:date>2012-07-10T15:26:09.12</dc:date>
    <dc:creator>Penn Libraries</dc:creator>
    <meta:editing-duration>PT00H07M54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2" meta:word-count="1801" meta:character-count="11472"/>
  </office:meta>
</office:document-meta>
</file>